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8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84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ackground-color="#00ae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2.368cm" svg:height="13.232cm" svg:x="0.923cm" svg:y="7.718cm">
            <draw:object draw:notify-on-update-of-ranges="Hoja1.B10:Hoja1.B10 Hoja1.B11:Hoja1.B14 Hoja1.C9:Hoja1.C9 Hoja1.H11:Hoja1.H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.368cm" svg:height="13.232cm" svg:x="23.976cm" svg:y="7.47cm">
            <draw:object draw:notify-on-update-of-ranges="Hoja1.B11:Hoja1.B14 Hoja1.I9:Hoja1.I9 Hoja1.N11:Hoja1.N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1022" table:default-cell-style-name="ce2"/>
        <table:table-row table:style-name="ro1">
          <table:table-cell table:style-name="ce1" office:value-type="string" table:number-columns-spanned="3" table:number-rows-spanned="1">
            <text:p>RESULTADOS PRÁCTICA 3 IV</text:p>
          </table:table-cell>
          <table:covered-table-cell table:number-columns-repeated="2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3"/>
          <table:table-cell table:style-name="ce6" office:value-type="string" table:number-columns-spanned="6" table:number-rows-spanned="1">
            <text:p>Tiempo del test (s)</text:p>
          </table:table-cell>
          <table:covered-table-cell table:number-columns-repeated="5" table:style-name="ce7"/>
          <table:table-cell table:style-name="ce10" office:value-type="string" table:number-columns-spanned="6" table:number-rows-spanned="1">
            <text:p>Tasa de transferencia (KB/s)</text:p>
          </table:table-cell>
          <table:covered-table-cell table:number-columns-repeated="5" table:style-name="ce7"/>
          <table:table-cell table:number-columns-repeated="1010"/>
        </table:table-row>
        <table:table-row table:style-name="ro1">
          <table:table-cell/>
          <table:table-cell table:style-name="ce4" office:value-type="string">
            <text:p>Máquina virtual</text:p>
          </table:table-cell>
          <table:table-cell table:style-name="ce7" office:value-type="string">
            <text:p>#1</text:p>
          </table:table-cell>
          <table:table-cell table:style-name="ce7" office:value-type="string">
            <text:p>#2</text:p>
          </table:table-cell>
          <table:table-cell table:style-name="ce7" office:value-type="string">
            <text:p>#3</text:p>
          </table:table-cell>
          <table:table-cell table:style-name="ce7" office:value-type="string">
            <text:p>#4</text:p>
          </table:table-cell>
          <table:table-cell table:style-name="ce7" office:value-type="string">
            <text:p>#5</text:p>
          </table:table-cell>
          <table:table-cell table:style-name="ce8" office:value-type="string">
            <text:p>Media</text:p>
          </table:table-cell>
          <table:table-cell table:style-name="ce7" office:value-type="string">
            <text:p>#1</text:p>
          </table:table-cell>
          <table:table-cell table:style-name="ce7" office:value-type="string">
            <text:p>#2</text:p>
          </table:table-cell>
          <table:table-cell table:style-name="ce7" office:value-type="string">
            <text:p>#3</text:p>
          </table:table-cell>
          <table:table-cell table:style-name="ce7" office:value-type="string">
            <text:p>#4</text:p>
          </table:table-cell>
          <table:table-cell table:style-name="ce7" office:value-type="string">
            <text:p>#5</text:p>
          </table:table-cell>
          <table:table-cell table:style-name="ce8" office:value-type="string">
            <text:p>Media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>
            <text:p>Ubuntu Server 12.04 LTS – Extra pequeño</text:p>
          </table:table-cell>
          <table:table-cell table:style-name="ce7" office:value-type="float" office:value="374.914">
            <text:p>374,914</text:p>
          </table:table-cell>
          <table:table-cell table:style-name="ce7" office:value-type="float" office:value="359.647">
            <text:p>359,647</text:p>
          </table:table-cell>
          <table:table-cell table:style-name="ce7" office:value-type="float" office:value="368.977">
            <text:p>368,977</text:p>
          </table:table-cell>
          <table:table-cell table:style-name="ce7" office:value-type="float" office:value="362.877">
            <text:p>362,877</text:p>
          </table:table-cell>
          <table:table-cell table:style-name="ce7" office:value-type="float" office:value="364.823">
            <text:p>364,823</text:p>
          </table:table-cell>
          <table:table-cell table:style-name="ce8" table:formula="of:=([.C11]+[.D11]+[.E11]+[.F11]+[.G11])/5" office:value-type="float" office:value="366.2476">
            <text:p>366,2476</text:p>
          </table:table-cell>
          <table:table-cell table:style-name="ce7" office:value-type="float" office:value="38.32">
            <text:p>38,32</text:p>
          </table:table-cell>
          <table:table-cell table:style-name="ce7" office:value-type="float" office:value="39.94">
            <text:p>39,94</text:p>
          </table:table-cell>
          <table:table-cell table:style-name="ce7" office:value-type="float" office:value="38.93">
            <text:p>38,93</text:p>
          </table:table-cell>
          <table:table-cell table:style-name="ce7" office:value-type="float" office:value="39.59">
            <text:p>39,59</text:p>
          </table:table-cell>
          <table:table-cell table:style-name="ce7" office:value-type="string">
            <text:p>-</text:p>
          </table:table-cell>
          <table:table-cell table:style-name="ce8" table:formula="of:=([.I11]+[.J11]+[.K11]+[.L11])/4" office:value-type="float" office:value="39.195">
            <text:p>39,195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>
            <text:p>Ubuntu Server 12.04 LTS – Pequeño</text:p>
          </table:table-cell>
          <table:table-cell table:style-name="ce7" office:value-type="float" office:value="362.115">
            <text:p>362,115</text:p>
          </table:table-cell>
          <table:table-cell table:style-name="ce7" office:value-type="float" office:value="360.196">
            <text:p>360,196</text:p>
          </table:table-cell>
          <table:table-cell table:style-name="ce7" office:value-type="float" office:value="358.056">
            <text:p>358,056</text:p>
          </table:table-cell>
          <table:table-cell table:style-name="ce7" office:value-type="float" office:value="351.595">
            <text:p>351,595</text:p>
          </table:table-cell>
          <table:table-cell table:style-name="ce7" office:value-type="float" office:value="352.167">
            <text:p>352,167</text:p>
          </table:table-cell>
          <table:table-cell table:style-name="ce8" table:formula="of:=([.C12]+[.D12]+[.E12]+[.F12]+[.G12])/5" office:value-type="float" office:value="356.8258">
            <text:p>356,8258</text:p>
          </table:table-cell>
          <table:table-cell table:style-name="ce7" office:value-type="float" office:value="39.67">
            <text:p>39,67</text:p>
          </table:table-cell>
          <table:table-cell table:style-name="ce7" office:value-type="float" office:value="39.88">
            <text:p>39,88</text:p>
          </table:table-cell>
          <table:table-cell table:style-name="ce7" office:value-type="float" office:value="40.12">
            <text:p>40,12</text:p>
          </table:table-cell>
          <table:table-cell table:style-name="ce7" office:value-type="float" office:value="40.86">
            <text:p>40,86</text:p>
          </table:table-cell>
          <table:table-cell table:style-name="ce7" office:value-type="float" office:value="40.79">
            <text:p>40,79</text:p>
          </table:table-cell>
          <table:table-cell table:style-name="ce8" table:formula="of:=([.I12]+[.J12]+[.K12]+[.L12]+[.M12])/5" office:value-type="float" office:value="40.264">
            <text:p>40,264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>
            <text:p>Ubuntu Server 13.10 – Extra pequeño</text:p>
          </table:table-cell>
          <table:table-cell table:style-name="ce7" office:value-type="float" office:value="352.989">
            <text:p>352,989</text:p>
          </table:table-cell>
          <table:table-cell table:style-name="ce7" office:value-type="float" office:value="364.824">
            <text:p>364,824</text:p>
          </table:table-cell>
          <table:table-cell table:style-name="ce7" office:value-type="float" office:value="368.435">
            <text:p>368,435</text:p>
          </table:table-cell>
          <table:table-cell table:style-name="ce7" office:value-type="float" office:value="364.742">
            <text:p>364,742</text:p>
          </table:table-cell>
          <table:table-cell table:style-name="ce7" office:value-type="float" office:value="352.141">
            <text:p>352,141</text:p>
          </table:table-cell>
          <table:table-cell table:style-name="ce8" table:formula="of:=([.C13]+[.D13]+[.E13]+[.F13]+[.G13])/5" office:value-type="float" office:value="360.6262">
            <text:p>360,6262</text:p>
          </table:table-cell>
          <table:table-cell table:style-name="ce7" office:value-type="float" office:value="40.7">
            <text:p>40,7</text:p>
          </table:table-cell>
          <table:table-cell table:style-name="ce7" office:value-type="float" office:value="39.38">
            <text:p>39,38</text:p>
          </table:table-cell>
          <table:table-cell table:style-name="ce7" office:value-type="float" office:value="38.99">
            <text:p>38,99</text:p>
          </table:table-cell>
          <table:table-cell table:style-name="ce7" office:value-type="float" office:value="39.38">
            <text:p>39,38</text:p>
          </table:table-cell>
          <table:table-cell table:style-name="ce7" office:value-type="float" office:value="40.79">
            <text:p>40,79</text:p>
          </table:table-cell>
          <table:table-cell table:style-name="ce8" table:formula="of:=([.I13]+[.J13]+[.K13]+[.L13]+[.M13])/5" office:value-type="float" office:value="39.848">
            <text:p>39,848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>
            <text:p>Ubuntu Server 13.10 – Pequeño</text:p>
          </table:table-cell>
          <table:table-cell table:style-name="ce7" office:value-type="float" office:value="352.235">
            <text:p>352,235</text:p>
          </table:table-cell>
          <table:table-cell table:style-name="ce7" office:value-type="float" office:value="350.359">
            <text:p>350,359</text:p>
          </table:table-cell>
          <table:table-cell table:style-name="ce7" office:value-type="float" office:value="354.499">
            <text:p>354,499</text:p>
          </table:table-cell>
          <table:table-cell table:style-name="ce7" office:value-type="float" office:value="347.612">
            <text:p>347,612</text:p>
          </table:table-cell>
          <table:table-cell table:style-name="ce7" office:value-type="float" office:value="352.152">
            <text:p>352,152</text:p>
          </table:table-cell>
          <table:table-cell table:style-name="ce8" table:formula="of:=([.C14]+[.D14]+[.E14]+[.F14]+[.G14])/5" office:value-type="float" office:value="351.3714">
            <text:p>351,3714</text:p>
          </table:table-cell>
          <table:table-cell table:style-name="ce7" office:value-type="float" office:value="40.78">
            <text:p>40,78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40.52">
            <text:p>40,52</text:p>
          </table:table-cell>
          <table:table-cell table:style-name="ce7" office:value-type="float" office:value="41.33">
            <text:p>41,33</text:p>
          </table:table-cell>
          <table:table-cell table:style-name="ce7" office:value-type="float" office:value="40.79">
            <text:p>40,79</text:p>
          </table:table-cell>
          <table:table-cell table:style-name="ce8" table:formula="of:=([.I14]+[.J14]+[.K14]+[.L14]+[.M14])/5" office:value-type="float" office:value="40.884">
            <text:p>40,884</text:p>
          </table:table-cell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io </meta:initial-creator>
    <meta:creation-date>2014-01-11T15:58:36</meta:creation-date>
    <dc:date>2014-01-11T19:26:52</dc:date>
    <dc:creator>antonio </dc:creator>
    <meta:editing-duration>PT3H27M25S</meta:editing-duration>
    <meta:editing-cycles>6</meta:editing-cycles>
    <meta:generator>LibreOffice/4.0.2.2$Linux_X86_64 LibreOffice_project/400m0$Build-2</meta:generator>
    <meta:document-statistic meta:table-count="1" meta:cell-count="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69cm" svg:height="13.233cm" xlink:href=".." xlink:type="simple" chart:class="chart:bar" chart:style-name="ch1">
        <chart:title svg:x="7.436cm" svg:y="0.4cm" chart:style-name="ch2">
          <text:p>Tiempo necesario para el benchmark</text:p>
        </chart:title>
        <chart:plot-area chart:style-name="ch3" table:cell-range-address="Hoja1.B10:Hoja1.B14 Hoja1.C9:Hoja1.C9 Hoja1.H11:Hoja1.H14" chart:data-source-has-labels="both" svg:x="1.458cm" svg:y="1.971cm" svg:width="20.017cm" svg:height="10.017cm">
          <chartooo:coordinate-region svg:x="2.716cm" svg:y="2.17cm" svg:width="18.308cm" svg:height="8.773cm"/>
          <chart:axis chart:dimension="x" chart:name="primary-x" chart:style-name="ch4" chartooo:axis-type="auto">
            <chartooo:date-scale/>
            <chart:title svg:x="10.297cm" svg:y="12.252cm" chart:style-name="ch5">
              <text:p>Máquina virtual</text:p>
            </chart:title>
            <chart:categories table:cell-range-address="Hoja1.B11:Hoja1.B14"/>
          </chart:axis>
          <chart:axis chart:dimension="y" chart:name="primary-y" chart:style-name="ch6">
            <chart:title svg:x="0.451cm" svg:y="7.804cm" chart:style-name="ch7">
              <text:p>Tiempo (s)</text:p>
            </chart:title>
            <chart:grid chart:style-name="ch8" chart:class="major"/>
          </chart:axis>
          <chart:series chart:style-name="ch9" chart:values-cell-range-address="Hoja1.H11:Hoja1.H14" chart:label-cell-address="Hoja1.C9:Hoja1.C9" chart:class="chart:bar">
            <chart:data-point/>
            <chart:data-point chart:style-name="ch10"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l test (s)</text:p>
                <draw:g>
                  <svg:desc>Hoja1.C9:Hoja1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untu Server 12.04 LTS – Extra pequeño</text:p>
                <draw:g>
                  <svg:desc>Hoja1.B11:Hoja1.B14</svg:desc>
                </draw:g>
              </table:table-cell>
              <table:table-cell office:value-type="float" office:value="366.2476">
                <text:p>366.2476</text:p>
                <draw:g>
                  <svg:desc>Hoja1.H11:Hoja1.H14</svg:desc>
                </draw:g>
              </table:table-cell>
            </table:table-row>
            <table:table-row>
              <table:table-cell office:value-type="string">
                <text:p>Ubuntu Server 12.04 LTS – Pequeño</text:p>
              </table:table-cell>
              <table:table-cell office:value-type="float" office:value="356.8258">
                <text:p>356.8258</text:p>
              </table:table-cell>
            </table:table-row>
            <table:table-row>
              <table:table-cell office:value-type="string">
                <text:p>Ubuntu Server 13.10 – Extra pequeño</text:p>
              </table:table-cell>
              <table:table-cell office:value-type="float" office:value="360.6262">
                <text:p>360.6262</text:p>
              </table:table-cell>
            </table:table-row>
            <table:table-row>
              <table:table-cell office:value-type="string">
                <text:p>Ubuntu Server 13.10 – Pequeño</text:p>
              </table:table-cell>
              <table:table-cell office:value-type="float" office:value="351.3714">
                <text:p>351.3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69cm" svg:height="13.233cm" xlink:href=".." xlink:type="simple" chart:class="chart:bar" chart:style-name="ch1">
        <chart:title svg:x="7.86cm" svg:y="0.4cm" chart:style-name="ch2">
          <text:p>Tasas de transferencia recibidas</text:p>
        </chart:title>
        <chart:plot-area chart:style-name="ch3" table:cell-range-address="Hoja1.B11:Hoja1.B14 Hoja1.I9:Hoja1.I9 Hoja1.N11:Hoja1.N14" chart:data-source-has-labels="both" svg:x="1.458cm" svg:y="1.971cm" svg:width="20.017cm" svg:height="10.017cm">
          <chartooo:coordinate-region svg:x="2.716cm" svg:y="2.17cm" svg:width="18.308cm" svg:height="8.773cm"/>
          <chart:axis chart:dimension="x" chart:name="primary-x" chart:style-name="ch4" chartooo:axis-type="auto">
            <chartooo:date-scale/>
            <chart:title svg:x="10.297cm" svg:y="12.252cm" chart:style-name="ch5">
              <text:p>Máquina virtual</text:p>
            </chart:title>
            <chart:categories table:cell-range-address="Hoja1.B11:Hoja1.B14"/>
          </chart:axis>
          <chart:axis chart:dimension="y" chart:name="primary-y" chart:style-name="ch6">
            <chart:title svg:x="0.451cm" svg:y="9.074cm" chart:style-name="ch7">
              <text:p>Tasa de transferencia (KB/s)</text:p>
            </chart:title>
            <chart:grid chart:style-name="ch8" chart:class="major"/>
          </chart:axis>
          <chart:series chart:style-name="ch9" chart:values-cell-range-address="Hoja1.N11:Hoja1.N14" chart:label-cell-address="Hoja1.I9:Hoja1.I9" chart:class="chart:bar">
            <chart:data-point/>
            <chart:data-point chart:style-name="ch10"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a de transferencia (KB/s)</text:p>
                <draw:g>
                  <svg:desc>Hoja1.I9:Hoja1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untu Server 12.04 LTS – Extra pequeño</text:p>
                <draw:g>
                  <svg:desc>Hoja1.B11:Hoja1.B14</svg:desc>
                </draw:g>
              </table:table-cell>
              <table:table-cell office:value-type="float" office:value="39.195">
                <text:p>39.195</text:p>
                <draw:g>
                  <svg:desc>Hoja1.N11:Hoja1.N14</svg:desc>
                </draw:g>
              </table:table-cell>
            </table:table-row>
            <table:table-row>
              <table:table-cell office:value-type="string">
                <text:p>Ubuntu Server 12.04 LTS – Pequeño</text:p>
              </table:table-cell>
              <table:table-cell office:value-type="float" office:value="40.264">
                <text:p>40.264</text:p>
              </table:table-cell>
            </table:table-row>
            <table:table-row>
              <table:table-cell office:value-type="string">
                <text:p>Ubuntu Server 13.10 – Extra pequeño</text:p>
              </table:table-cell>
              <table:table-cell office:value-type="float" office:value="39.848">
                <text:p>39.848</text:p>
              </table:table-cell>
            </table:table-row>
            <table:table-row>
              <table:table-cell office:value-type="string">
                <text:p>Ubuntu Server 13.10 – Pequeño</text:p>
              </table:table-cell>
              <table:table-cell office:value-type="float" office:value="40.884">
                <text:p>40.8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